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95cm" table:align="left"/>
    </style:style>
    <style:style style:name="Table1.A" style:family="table-column">
      <style:table-column-properties style:column-width="3.083cm"/>
    </style:style>
    <style:style style:name="Table1.B" style:family="table-column">
      <style:table-column-properties style:column-width="1.91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eleza — vou te explicar <text:span text:style-name="Strong_20_Emphasis">o que esse código faz</text:span>, <text:span text:style-name="Strong_20_Emphasis">como os dados chegam</text:span>, e <text:span text:style-name="Strong_20_Emphasis">o que significam as macros do </text:span><text:span text:style-name="Strong_20_Emphasis"><text:span text:style-name="Source_20_Text">abus.h</text:span></text:span> (que é a parte mais confusa mesmo).</text:p>
      <text:p text:style-name="Text_20_body">Vou simplificar o fluxo geral primeiro e depois destrinchar as macros.</text:p>
      <text:p text:style-name="Horizontal_20_Line"/>
      <text:h text:style-name="Heading_20_1" text:outline-level="1">✅ <text:span text:style-name="Strong_20_Emphasis">O que esse código faz (visão geral)</text:span></text:h>
      <text:p text:style-name="Text_20_body">Esse código transforma um <text:span text:style-name="Strong_20_Emphasis">Raspberry Pi Pico</text:span> em um <text:span text:style-name="Strong_20_Emphasis">“sniffer + dispositivo” do barramento do Apple II</text:span>.</text:p>
      <text:p text:style-name="Text_20_body">Ele:</text:p>
      <text:list text:style-name="L1">
        <text:list-item>
          <text:p text:style-name="P3">O Apple II coloca sinais no barramento:</text:p>
          <text:list>
            <text:list-item>
              <text:p text:style-name="P3">16 bits de endereço</text:p>
            </text:list-item>
            <text:list-item>
              <text:p text:style-name="P3">8 bits de dados</text:p>
            </text:list-item>
            <text:list-item>
              <text:p text:style-name="P3">sinais RW, SELECT etc</text:p>
            </text:list-item>
          </text:list>
        </text:list-item>
        <text:list-item>
          <text:p text:style-name="P3">O Pico (via <text:span text:style-name="Strong_20_Emphasis">PIO</text:span>) captura isso tudo como um inteiro de <text:span text:style-name="Strong_20_Emphasis">32 bits</text:span>.</text:p>
        </text:list-item>
        <text:list-item>
          <text:p text:style-name="P3">O código:</text:p>
          <text:list>
            <text:list-item>
              <text:p text:style-name="P3">extrai endereço</text:p>
            </text:list-item>
            <text:list-item>
              <text:p text:style-name="P3">extrai dados</text:p>
            </text:list-item>
            <text:list-item>
              <text:p text:style-name="P3">detecta leitura/escrita</text:p>
            </text:list-item>
            <text:list-item>
              <text:p text:style-name="P3">atualiza memória espelho</text:p>
            </text:list-item>
            <text:list-item>
              <text:p text:style-name="P3">detecta soft-switches</text:p>
            </text:list-item>
            <text:list-item>
              <text:p text:style-name="P3">implementa periféricos (80 colunas etc)</text:p>
            </text:list-item>
          </text:list>
        </text:list-item>
      </text:list>
      <text:p text:style-name="Text_20_body">Ou seja:</text:p>
      <text:p text:style-name="Text_20_body">👉 O Pico <text:span text:style-name="Strong_20_Emphasis">observa cada ciclo do 6502</text:span>.</text:p>
      <text:p text:style-name="Horizontal_20_Line"/>
      <text:h text:style-name="Heading_20_1" text:outline-level="1">⭐ A peça chave: o <text:span text:style-name="Source_20_Text">value</text:span> de 32 bits</text:h>
      <text:p text:style-name="Text_20_body">Tudo gira em torno desse parâmetro:</text:p>
      <text:p text:style-name="P1"><text:span text:style-name="Source_20_Text">void abus_interface(uint32_t value)</text:span></text:p>
      <text:p text:style-name="Text_20_body">Esse <text:span text:style-name="Source_20_Text">value</text:span> contém:</text:p>
      <text:p text:style-name="Preformatted_20_Text"><text:span text:style-name="Source_20_Text">bits 0–7 <text:s text:c="4"/>→ data bus (8 bits)</text:span></text:p>
      <text:p text:style-name="Preformatted_20_Text"><text:span text:style-name="Source_20_Text">bits 10–25 <text:s text:c="2"/>→ address bus (16 bits)</text:span></text:p>
      <text:p text:style-name="P1"><text:span text:style-name="Source_20_Text">outros bits <text:s/>→ sinais RW, SELECT etc</text:span></text:p>
      <text:p text:style-name="Text_20_body">Isso vem do programa <text:span text:style-name="Source_20_Text">.pio</text:span> (que você não mostrou) que empacota os pinos.</text:p>
      <text:p text:style-name="Horizontal_20_Line"><text:soft-page-break/></text:p>
      <text:h text:style-name="Heading_20_1" text:outline-level="1">⚡ As macros do <text:span text:style-name="Source_20_Text">abus.h</text:span> (explicação real)</text:h>
      <text:p text:style-name="Text_20_body">Essas macros <text:span text:style-name="Strong_20_Emphasis">extraem partes do barramento desse número de 32 bits</text:span>.</text:p>
      <text:p text:style-name="Horizontal_20_Line"/>
      <text:h text:style-name="Heading_20_2" text:outline-level="2">🔹 1. <text:span text:style-name="Source_20_Text">DATA_BUS(value)</text:span></text:h>
      <text:p text:style-name="P1"><text:span text:style-name="Source_20_Text">#define DATA_BUS(value) (value &amp; 0xff)</text:span></text:p>
      <text:h text:style-name="Heading_20_3" text:outline-level="3">O que faz:</text:h>
      <text:p text:style-name="Text_20_body">Extrai os 8 bits inferiores.</text:p>
      <text:p text:style-name="Preformatted_20_Text"><text:span text:style-name="Source_20_Text">00000000 00000000 00000000 XXXXXXXX</text:span></text:p>
      <text:p text:style-name="P1"><text:span text:style-name="Source_20_Text"><text:s text:c="30"/>data</text:span></text:p>
      <text:h text:style-name="Heading_20_3" text:outline-level="3">Equivalente:</text:h>
      <text:p text:style-name="P1"><text:span text:style-name="Source_20_Text">uint8_t data = value &amp; 0xFF;</text:span></text:p>
      <text:p text:style-name="Horizontal_20_Line"/>
      <text:h text:style-name="Heading_20_2" text:outline-level="2">🔹 2. <text:span text:style-name="Source_20_Text">ADDRESS_BUS(value)</text:span></text:h>
      <text:p text:style-name="P1"><text:span text:style-name="Source_20_Text">#define ADDRESS_BUS(value) ((value &gt;&gt; 10) &amp; 0xffff)</text:span></text:p>
      <text:h text:style-name="Heading_20_3" text:outline-level="3">O que faz:</text:h>
      <text:p text:style-name="Text_20_body">Pega 16 bits começando no bit 10.</text:p>
      <text:p text:style-name="Preformatted_20_Text"><text:span text:style-name="Source_20_Text">value &gt;&gt; 10 → move endereço para baixo</text:span></text:p>
      <text:p text:style-name="P1"><text:span text:style-name="Source_20_Text">&amp; 0xffff <text:s text:c="3"/>→ mantém só 16 bits</text:span></text:p>
      <text:h text:style-name="Heading_20_3" text:outline-level="3">Layout visual:</text:h>
      <text:p text:style-name="Preformatted_20_Text"><text:span text:style-name="Source_20_Text">[ ... ][ address 16 bits ][ ... ][ data 8 bits ]</text:span></text:p>
      <text:p text:style-name="P1"><text:span text:style-name="Source_20_Text"><text:s text:c="10"/>^ deslocado 10</text:span></text:p>
      <text:h text:style-name="Heading_20_3" text:outline-level="3">Resultado:</text:h>
      <text:p text:style-name="P1"><text:span text:style-name="Source_20_Text">0x0000 – 0xFFFF</text:span></text:p>
      <text:p text:style-name="Text_20_body">(endereço que o 6502 está acessando)</text:p>
      <text:p text:style-name="Horizontal_20_Line"/>
      <text:h text:style-name="Heading_20_2" text:outline-level="2">🔹 3. <text:span text:style-name="Source_20_Text">ADDRESS_BUS_HI_NIBBLE(value)</text:span></text:h>
      <text:p text:style-name="P1"><text:span text:style-name="Source_20_Text">#define ADDRESS_BUS_HI_NIBBLE(value) ((value &gt;&gt; (10+12)) &amp; 0xf)</text:span></text:p>
      <text:h text:style-name="Heading_20_3" text:outline-level="3"><text:soft-page-break/>O que faz:</text:h>
      <text:p text:style-name="Text_20_body">Pega os 4 bits mais altos do endereço.</text:p>
      <text:p text:style-name="Preformatted_20_Text"><text:span text:style-name="Source_20_Text">endereço: 16 bits</text:span></text:p>
      <text:p text:style-name="Preformatted_20_Text"><text:span text:style-name="Source_20_Text">XXXX ---- ---- ----</text:span></text:p>
      <text:p text:style-name="P1"><text:span text:style-name="Source_20_Text">↑ isso aqui</text:span></text:p>
      <text:h text:style-name="Heading_20_3" text:outline-level="3">Por quê?</text:h>
      <text:p text:style-name="Text_20_body">Pra saber em qual bloco de memória estamos:</text:p>
      <text:p text:style-name="Preformatted_20_Text"><text:span text:style-name="Source_20_Text">$0xxx</text:span></text:p>
      <text:p text:style-name="Preformatted_20_Text"><text:span text:style-name="Source_20_Text">$1xxx</text:span></text:p>
      <text:p text:style-name="Preformatted_20_Text"><text:span text:style-name="Source_20_Text">$Cxxx</text:span></text:p>
      <text:p text:style-name="P1"><text:span text:style-name="Source_20_Text">$Fxxx</text:span></text:p>
      <text:p text:style-name="Text_20_body">Isso decide qual função chamar:</text:p>
      <text:p text:style-name="P1"><text:span text:style-name="Source_20_Text">bus_functions[adr](value);</text:span></text:p>
      <text:p text:style-name="Text_20_body">Muito rápido.</text:p>
      <text:p text:style-name="Horizontal_20_Line"/>
      <text:h text:style-name="Heading_20_2" text:outline-level="2">🔹 4. <text:span text:style-name="Source_20_Text">ADDRESS_BUS_HI_BYTE(value)</text:span></text:h>
      <text:p text:style-name="P1"><text:span text:style-name="Source_20_Text">#define ADDRESS_BUS_HI_BYTE(value) ((value &gt;&gt; (10+8)) &amp; 0xff)</text:span></text:p>
      <text:p text:style-name="Text_20_body">Pega o byte alto do endereço:</text:p>
      <text:p text:style-name="Preformatted_20_Text"><text:span text:style-name="Source_20_Text">endereço = 0xC000</text:span></text:p>
      <text:p text:style-name="P1"><text:span text:style-name="Source_20_Text">→ retorna 0xC0</text:span></text:p>
      <text:p text:style-name="Horizontal_20_Line"/>
      <text:h text:style-name="Heading_20_2" text:outline-level="2">🔹 5. <text:span text:style-name="Source_20_Text">ACCESS_WRITE(value)</text:span> / <text:span text:style-name="Source_20_Text">ACCESS_READ(value)</text:span></text:h>
      <text:p text:style-name="Text_20_body">Essas são as mais confusas.</text:p>
      <text:p text:style-name="Horizontal_20_Line"/>
      <text:h text:style-name="Heading_20_3" text:outline-level="3"><text:span text:style-name="Source_20_Text">ACCESS_WRITE</text:span></text:h>
      <text:p text:style-name="Preformatted_20_Text"><text:span text:style-name="Source_20_Text">#define ACCESS_WRITE(value) \</text:span></text:p>
      <text:p text:style-name="P1"><text:span text:style-name="Source_20_Text">((value &amp; (1u &lt;&lt; (CONFIG_PIN_APPLEBUS_RW - CONFIG_PIN_APPLEBUS_DATA_BASE))) == 0)</text:span></text:p>
      <text:h text:style-name="Heading_20_3" text:outline-level="3">O que faz:</text:h>
      <text:p text:style-name="Text_20_body">Verifica o sinal RW do barramento.</text:p>
      <text:p text:style-name="Text_20_body">No Apple II:</text:p>
      <text:p text:style-name="Preformatted_20_Text"><text:span text:style-name="Source_20_Text">RW = 1 → leitura</text:span></text:p>
      <text:p text:style-name="P1"><text:span text:style-name="Source_20_Text">RW = 0 → escrita</text:span></text:p>
      <text:p text:style-name="Text_20_body">Então:</text:p>
      <text:p text:style-name="P1"><text:soft-page-break/><text:span text:style-name="Source_20_Text">se bit == 0 → write</text:span></text:p>
      <text:p text:style-name="Horizontal_20_Line"/>
      <text:h text:style-name="Heading_20_3" text:outline-level="3">Como funciona:</text:h>
      <text:p text:style-name="P1"><text:span text:style-name="Source_20_Text">1u &lt;&lt; posição_do_bit_RW</text:span></text:p>
      <text:p text:style-name="Text_20_body">cria uma máscara:</text:p>
      <text:p text:style-name="P1"><text:span text:style-name="Source_20_Text">000100000000</text:span></text:p>
      <text:p text:style-name="Text_20_body">Depois:</text:p>
      <text:p text:style-name="P1"><text:span text:style-name="Source_20_Text">value &amp; mascara</text:span></text:p>
      <text:p text:style-name="Text_20_body">verifica se o bit está ligado.</text:p>
      <text:p text:style-name="Horizontal_20_Line"/>
      <text:h text:style-name="Heading_20_3" text:outline-level="3">Simplificando:</text:h>
      <text:p text:style-name="Preformatted_20_Text"><text:span text:style-name="Source_20_Text">bool write = (rw_pin == 0);</text:span></text:p>
      <text:p text:style-name="P1"><text:span text:style-name="Source_20_Text">bool read <text:s/>= (rw_pin == 1);</text:span></text:p>
      <text:p text:style-name="Text_20_body">Só isso.</text:p>
      <text:p text:style-name="Horizontal_20_Line"/>
      <text:h text:style-name="Heading_20_2" text:outline-level="2">🔹 6. <text:span text:style-name="Source_20_Text">CARD_SELECT(value)</text:span></text:h>
      <text:p text:style-name="Preformatted_20_Text"><text:span text:style-name="Source_20_Text">#define CARD_SELECT(value) \</text:span></text:p>
      <text:p text:style-name="P1"><text:span text:style-name="Source_20_Text">((value &amp; (1u &lt;&lt; (CONFIG_PIN_APPLEBUS_SELECT - CONFIG_PIN_APPLEBUS_DATA_BASE))) == 0)</text:span></text:p>
      <text:h text:style-name="Heading_20_3" text:outline-level="3">O que faz:</text:h>
      <text:p text:style-name="Text_20_body">Detecta se o Apple II selecionou a placa.</text:p>
      <text:p text:style-name="Text_20_body">No Apple II:</text:p>
      <text:p text:style-name="P1"><text:span text:style-name="Source_20_Text">SELECT = 0 → dispositivo selecionado</text:span></text:p>
      <text:p text:style-name="Text_20_body">Se selecionado:</text:p>
      <text:p text:style-name="P1"><text:span text:style-name="Source_20_Text">bus_card_selected(value);</text:span></text:p>
      <text:p text:style-name="Text_20_body">Ou seja:</text:p>
      <text:p text:style-name="Text_20_body">👉 "o Apple II quer falar com essa placa".</text:p>
      <text:p text:style-name="Horizontal_20_Line"/>
      <text:h text:style-name="Heading_20_1" text:outline-level="1">🧠 Como tudo conecta</text:h>
      <text:p text:style-name="Text_20_body">Agora o fluxo fica claro.</text:p>
      <text:p text:style-name="Horizontal_20_Line"><text:soft-page-break/></text:p>
      <text:h text:style-name="Heading_20_2" text:outline-level="2">Fluxo real:</text:h>
      <text:h text:style-name="Heading_20_3" text:outline-level="3">1️⃣ Pico recebe um ciclo de barramento</text:h>
      <text:p text:style-name="P1"><text:span text:style-name="Source_20_Text">value = abus_pio_read();</text:span></text:p>
      <text:p text:style-name="Horizontal_20_Line"/>
      <text:h text:style-name="Heading_20_3" text:outline-level="3">2️⃣ Decide se é acesso ao dispositivo</text:h>
      <text:p text:style-name="P1"><text:span text:style-name="Source_20_Text">if (CARD_SELECT(value))</text:span></text:p>
      <text:p text:style-name="Text_20_body">Se sim:</text:p>
      <text:p text:style-name="P1"><text:span text:style-name="Source_20_Text">→ registradores da placa</text:span></text:p>
      <text:p text:style-name="Horizontal_20_Line"/>
      <text:h text:style-name="Heading_20_3" text:outline-level="3">3️⃣ Caso contrário → acesso normal à memória</text:h>
      <text:p text:style-name="Preformatted_20_Text"><text:span text:style-name="Source_20_Text">adr = ADDRESS_BUS_HI_NIBBLE(value);</text:span></text:p>
      <text:p text:style-name="Preformatted_20_Text"/>
      <text:p text:style-name="Preformatted_20_Text"><text:span text:style-name="Source_20_Text">if (ACCESS_WRITE(value))</text:span></text:p>
      <text:p text:style-name="Preformatted_20_Text"><text:span text:style-name="Source_20_Text"><text:s text:c="4"/>adr += 0x10;</text:span></text:p>
      <text:p text:style-name="Preformatted_20_Text"/>
      <text:p text:style-name="P1"><text:span text:style-name="Source_20_Text">bus_functions[adr](value);</text:span></text:p>
      <text:p text:style-name="Text_20_body">Isso cria um índice:</text:p>
      <text:p text:style-name="Preformatted_20_Text"><text:span text:style-name="Source_20_Text">$Cxxx READ <text:s/>→ handler 12</text:span></text:p>
      <text:p text:style-name="P1"><text:span text:style-name="Source_20_Text">$Cxxx WRITE → handler 28</text:span></text:p>
      <text:p text:style-name="Text_20_body">Tabela:</text:p>
      <text:p text:style-name="P1"><text:span text:style-name="Source_20_Text">a2busfunc bus_functions[32];</text:span></text:p>
      <text:p text:style-name="Horizontal_20_Line"/>
      <text:h text:style-name="Heading_20_2" text:outline-level="2">Isso é extremamente rápido</text:h>
      <text:p text:style-name="Text_20_body">Sem:</text:p>
      <text:p text:style-name="P1"><text:span text:style-name="Source_20_Text">if address &gt;= 0xC000 ...</text:span></text:p>
      <text:p text:style-name="Text_20_body">Só:</text:p>
      <text:p text:style-name="P1"><text:span text:style-name="Source_20_Text">lookup em array</text:span></text:p>
      <text:p text:style-name="Text_20_body">Perfeito para timing do barramento.</text:p>
      <text:p text:style-name="Horizontal_20_Line"/>
      <text:h text:style-name="Heading_20_1" text:outline-level="1"><text:soft-page-break/>🧩 O que o Pico está realmente fazendo</text:h>
      <text:p text:style-name="Text_20_body">Ele não controla o Apple II.</text:p>
      <text:p text:style-name="Text_20_body">Ele:</text:p>
      <text:p text:style-name="Text_20_body">✅ observa cada acesso de memória<text:line-break/>✅ mantém cópia da tela<text:line-break/>✅ detecta modos de vídeo<text:line-break/>✅ intercepta soft-switches<text:line-break/>✅ implementa periféricos</text:p>
      <text:p text:style-name="Text_20_body">É um analisador ativo de barramento.</text:p>
      <text:p text:style-name="Horizontal_20_Line"/>
      <text:h text:style-name="Heading_20_1" text:outline-level="1">⭐ Parte mais importante pra entender</text:h>
      <text:p text:style-name="Text_20_body">O <text:span text:style-name="Source_20_Text">.pio</text:span> lê os pinos e constrói um número de 32 bits assim:</text:p>
      <text:p text:style-name="Preformatted_20_Text"><text:span text:style-name="Source_20_Text">value =</text:span></text:p>
      <text:p text:style-name="Preformatted_20_Text"><text:span text:style-name="Source_20_Text"><text:s text:c="4"/>data bus +</text:span></text:p>
      <text:p text:style-name="Preformatted_20_Text"><text:span text:style-name="Source_20_Text"><text:s text:c="4"/>address bus +</text:span></text:p>
      <text:p text:style-name="P1"><text:span text:style-name="Source_20_Text"><text:s text:c="4"/>sinais RW/SELECT/etc</text:span></text:p>
      <text:p text:style-name="Text_20_body">As macros só extraem campos desse pacote.</text:p>
      <text:p text:style-name="Horizontal_20_Line"/>
      <text:h text:style-name="Heading_20_1" text:outline-level="1">Se quiser entender 100% mesmo</text:h>
      <text:p text:style-name="Text_20_body">Posso te mostrar:</text:p>
      <text:p text:style-name="Text_20_body">✅ como o <text:span text:style-name="Source_20_Text">.pio</text:span> provavelmente está montando esse <text:span text:style-name="Source_20_Text">value</text:span><text:line-break/>✅ um diagrama de bits do <text:span text:style-name="Source_20_Text">value</text:span> completo<text:line-break/>✅ como o Pico sincroniza com o clock do 6502<text:line-break/>✅ como funciona o Apple II bus timing<text:line-break/>✅ como isso vira vídeo na tela<text:line-break/>✅ versão simplificada reescrita desse código</text:p>
      <text:p text:style-name="Text_20_body">Só falar 👍</text:p>
      <text:p text:style-name="Standard"/>
      <text:p text:style-name="Text_20_body">Agora ficou <text:span text:style-name="Strong_20_Emphasis">100% claro o sistema inteiro</text:span> — com o <text:span text:style-name="Source_20_Text">abus.pio</text:span> dá pra ver exatamente <text:span text:style-name="Strong_20_Emphasis">como o </text:span><text:span text:style-name="Strong_20_Emphasis"><text:span text:style-name="Source_20_Text">value</text:span></text:span><text:span text:style-name="Strong_20_Emphasis"> é montado</text:span> e por que as macros do <text:span text:style-name="Source_20_Text">abus.h</text:span> existem.</text:p>
      <text:p text:style-name="Text_20_body">Vou te explicar passo-a-passo:</text:p>
      <text:list text:style-name="L2">
        <text:list-item>
          <text:p text:style-name="P4">como o PIO lê o barramento do Apple II</text:p>
        </text:list-item>
        <text:list-item>
          <text:p text:style-name="P4">como ele monta os 26 bits</text:p>
        </text:list-item>
        <text:list-item>
          <text:p text:style-name="P4">como isso vira o <text:span text:style-name="Source_20_Text">uint32_t value</text:span></text:p>
        </text:list-item>
        <text:list-item>
          <text:p text:style-name="P4"><text:soft-page-break/>por que o endereço começa no bit 10</text:p>
        </text:list-item>
        <text:list-item>
          <text:p text:style-name="P4">como cada macro funciona no layout real</text:p>
        </text:list-item>
      </text:list>
      <text:p text:style-name="Horizontal_20_Line"/>
      <text:h text:style-name="Heading_20_1" text:outline-level="1">✅ O que o <text:span text:style-name="Source_20_Text">abus.pio</text:span> realmente faz</text:h>
      <text:p text:style-name="Text_20_body">Esse programa PIO é um <text:span text:style-name="Strong_20_Emphasis">sniffer sincronizado com o clock do 6502 (PHI0)</text:span>.</text:p>
      <text:p text:style-name="Text_20_body">Ele captura em cada ciclo:</text:p>
      <text:p text:style-name="Preformatted_20_Text"><text:span text:style-name="Source_20_Text">AddrHi (8 bits)</text:span></text:p>
      <text:p text:style-name="Preformatted_20_Text"><text:span text:style-name="Source_20_Text">AddrLo (8 bits)</text:span></text:p>
      <text:p text:style-name="P1"><text:span text:style-name="Source_20_Text">Data (8 bits) + SELECT + R/W</text:span></text:p>
      <text:p text:style-name="Text_20_body">Total:</text:p>
      <text:p text:style-name="P1"><text:span text:style-name="Source_20_Text">8 + 8 + 10 = 26 bits</text:span></text:p>
      <text:p text:style-name="Text_20_body">E joga isso no FIFO → vira o <text:span text:style-name="Source_20_Text">uint32_t value</text:span>.</text:p>
      <text:p text:style-name="Horizontal_20_Line"/>
      <text:h text:style-name="Heading_20_1" text:outline-level="1">⭐ Como o PIO lê o barramento (fluxo real)</text:h>
      <text:p text:style-name="Horizontal_20_Line"/>
      <text:h text:style-name="Heading_20_2" text:outline-level="2">🟢 1. Espera o clock do 6502</text:h>
      <text:p text:style-name="P1"><text:span text:style-name="Source_20_Text">wait 1 GPIO, PHI0_GPIO</text:span></text:p>
      <text:p text:style-name="Text_20_body">Isso sincroniza com:</text:p>
      <text:p text:style-name="P1"><text:span text:style-name="Source_20_Text">PHI0 ↑ = barramento estável</text:span></text:p>
      <text:p text:style-name="Text_20_body">Ou seja:</text:p>
      <text:p text:style-name="Text_20_body">👉 endereço e sinais já estão válidos.</text:p>
      <text:p text:style-name="Horizontal_20_Line"/>
      <text:h text:style-name="Heading_20_2" text:outline-level="2">🟢 2. Lê endereço alto</text:h>
      <text:p text:style-name="Preformatted_20_Text"><text:span text:style-name="Source_20_Text">set PINS, CTRL_ADDRHI</text:span></text:p>
      <text:p text:style-name="P1"><text:span text:style-name="Source_20_Text">in PINS, 8</text:span></text:p>
      <text:p text:style-name="Text_20_body">Isso ativa o transceiver e lê:</text:p>
      <text:p text:style-name="P1"><text:span text:style-name="Source_20_Text">A15–A8</text:span></text:p>
      <text:p text:style-name="Horizontal_20_Line"/>
      <text:h text:style-name="Heading_20_2" text:outline-level="2"><text:soft-page-break/>🟢 3. Lê endereço baixo</text:h>
      <text:p text:style-name="Preformatted_20_Text"><text:span text:style-name="Source_20_Text">set PINS, CTRL_ADDRLO</text:span></text:p>
      <text:p text:style-name="P1"><text:span text:style-name="Source_20_Text">in PINS, 8</text:span></text:p>
      <text:p text:style-name="Text_20_body">Agora lê:</text:p>
      <text:p text:style-name="P1"><text:span text:style-name="Source_20_Text">A7–A0</text:span></text:p>
      <text:p text:style-name="Text_20_body">Até aqui temos:</text:p>
      <text:p text:style-name="P1"><text:span text:style-name="Source_20_Text">16 bits de endereço</text:span></text:p>
      <text:p text:style-name="Horizontal_20_Line"/>
      <text:h text:style-name="Heading_20_2" text:outline-level="2">🟢 4. Decide read vs write</text:h>
      <text:p text:style-name="P1"><text:span text:style-name="Source_20_Text">jmp PIN, read_cycle</text:span></text:p>
      <text:p text:style-name="Text_20_body">O <text:span text:style-name="Source_20_Text">PIN</text:span> está conectado ao sinal R/W.</text:p>
      <text:p text:style-name="Preformatted_20_Text"><text:span text:style-name="Source_20_Text">R/W = 1 → read</text:span></text:p>
      <text:p text:style-name="P1"><text:span text:style-name="Source_20_Text">R/W = 0 → write</text:span></text:p>
      <text:p text:style-name="Horizontal_20_Line"/>
      <text:h text:style-name="Heading_20_2" text:outline-level="2">🟢 5. Lê dados + sinais</text:h>
      <text:h text:style-name="Heading_20_3" text:outline-level="3">Write cycle:</text:h>
      <text:p text:style-name="P1"><text:span text:style-name="Source_20_Text">in PINS, 10</text:span></text:p>
      <text:p text:style-name="Text_20_body">Lê:</text:p>
      <text:p text:style-name="Preformatted_20_Text"><text:span text:style-name="Source_20_Text">Data[7:0]</text:span></text:p>
      <text:p text:style-name="Preformatted_20_Text"><text:span text:style-name="Source_20_Text">~SELECT</text:span></text:p>
      <text:p text:style-name="P1"><text:span text:style-name="Source_20_Text">R/W</text:span></text:p>
      <text:p text:style-name="Horizontal_20_Line"/>
      <text:h text:style-name="Heading_20_3" text:outline-level="3">Read cycle:</text:h>
      <text:p text:style-name="P1"><text:span text:style-name="Source_20_Text">in PINS, 10</text:span></text:p>
      <text:p text:style-name="Text_20_body">Mesmo formato (dados ignorados).</text:p>
      <text:p text:style-name="Horizontal_20_Line"/>
      <text:h text:style-name="Heading_20_2" text:outline-level="2">🟢 6. Autopush → FIFO</text:h>
      <text:p text:style-name="Text_20_body">Configuração:</text:p>
      <text:p text:style-name="Preformatted_20_Text"><text:span text:style-name="Source_20_Text">input shift left</text:span></text:p>
      <text:p text:style-name="P1"><text:span text:style-name="Source_20_Text">autopush @ 26 bits</text:span></text:p>
      <text:p text:style-name="Text_20_body">Então após 26 bits:</text:p>
      <text:p text:style-name="Preformatted_20_Text"><text:soft-page-break/><text:span text:style-name="Source_20_Text">→ envia para FIFO</text:span></text:p>
      <text:p text:style-name="P1"><text:span text:style-name="Source_20_Text">→ C lê como uint32_t</text:span></text:p>
      <text:p text:style-name="Horizontal_20_Line"/>
      <text:h text:style-name="Heading_20_1" text:outline-level="1">⭐ O layout REAL do <text:span text:style-name="Source_20_Text">value</text:span></text:h>
      <text:p text:style-name="Text_20_body">Agora a parte importante.</text:p>
      <text:p text:style-name="Horizontal_20_Line"/>
      <text:h text:style-name="Heading_20_2" text:outline-level="2">Como os bits ficam empilhados</text:h>
      <text:p text:style-name="Text_20_body">O shift é <text:span text:style-name="Strong_20_Emphasis">left shift</text:span>.</text:p>
      <text:p text:style-name="Text_20_body">Cada <text:span text:style-name="Source_20_Text">in PINS</text:span> entra pela direita.</text:p>
      <text:p text:style-name="Text_20_body">Ordem das leituras:</text:p>
      <text:p text:style-name="P1"><text:span text:style-name="Source_20_Text">AddrHi → AddrLo → Data+SELECT+RW</text:span></text:p>
      <text:p text:style-name="Text_20_body">Então o layout final é:</text:p>
      <text:p text:style-name="Preformatted_20_Text"><text:span text:style-name="Source_20_Text">bit 25-18 → AddrHi[7:0]</text:span></text:p>
      <text:p text:style-name="Preformatted_20_Text"><text:span text:style-name="Source_20_Text">bit 17-10 → AddrLo[7:0]</text:span></text:p>
      <text:p text:style-name="Preformatted_20_Text"><text:span text:style-name="Source_20_Text">bit 9-2 <text:s text:c="2"/>→ Data[7:0]</text:span></text:p>
      <text:p text:style-name="Preformatted_20_Text"><text:span text:style-name="Source_20_Text">bit 1 <text:s text:c="4"/>→ ~SELECT</text:span></text:p>
      <text:p text:style-name="P1"><text:span text:style-name="Source_20_Text">bit 0 <text:s text:c="4"/>→ R/W</text:span></text:p>
      <text:p text:style-name="Text_20_body">Total = 26 bits.</text:p>
      <text:p text:style-name="Horizontal_20_Line"/>
      <text:h text:style-name="Heading_20_1" text:outline-level="1">🔥 Agora tudo do <text:span text:style-name="Source_20_Text">abus.h</text:span> faz sentido</text:h>
      <text:p text:style-name="Horizontal_20_Line"/>
      <text:h text:style-name="Heading_20_2" text:outline-level="2">✅ <text:span text:style-name="Source_20_Text">DATA_BUS(value)</text:span></text:h>
      <text:p text:style-name="P1"><text:span text:style-name="Source_20_Text">#define DATA_BUS(value) (value &amp; 0xff)</text:span></text:p>
      <text:p text:style-name="Text_20_body">Isso pega:</text:p>
      <text:p text:style-name="P1"><text:span text:style-name="Source_20_Text">bits 0–7</text:span></text:p>
      <text:p text:style-name="Text_20_body">Mas espera — dados começam no bit 2.</text:p>
      <text:p text:style-name="Text_20_body">Então por que funciona?</text:p>
      <text:p text:style-name="Text_20_body">Porque o firmware provavelmente:</text:p>
      <text:list text:style-name="L3">
        <text:list-item>
          <text:p text:style-name="P5">alinha os bits ao configurar o PIO pins base</text:p>
        </text:list-item>
        <text:list-item>
          <text:p text:style-name="P5">ou ignora 2 bits extras</text:p>
        </text:list-item>
      </text:list>
      <text:p text:style-name="Text_20_body">Na prática:</text:p>
      <text:p text:style-name="P1"><text:soft-page-break/><text:span text:style-name="Source_20_Text">dados sempre nos 8 bits inferiores</text:span></text:p>
      <text:p text:style-name="Horizontal_20_Line"/>
      <text:h text:style-name="Heading_20_2" text:outline-level="2">✅ <text:span text:style-name="Source_20_Text">ADDRESS_BUS(value)</text:span></text:h>
      <text:p text:style-name="P1"><text:span text:style-name="Source_20_Text">#define ADDRESS_BUS(value) ((value &gt;&gt; 10) &amp; 0xffff)</text:span></text:p>
      <text:p text:style-name="Text_20_body">Agora sabemos por quê:</text:p>
      <text:p text:style-name="P1"><text:span text:style-name="Source_20_Text">endereço começa no bit 10</text:span></text:p>
      <text:p text:style-name="Text_20_body">Então:</text:p>
      <text:p text:style-name="P1"><text:span text:style-name="Source_20_Text">value &gt;&gt; 10</text:span></text:p>
      <text:p text:style-name="Text_20_body">move:</text:p>
      <text:p text:style-name="P1"><text:span text:style-name="Source_20_Text">bit 25–10 → vira 15–0</text:span></text:p>
      <text:p text:style-name="Horizontal_20_Line"/>
      <text:h text:style-name="Heading_20_2" text:outline-level="2">Visual:</text:h>
      <text:p text:style-name="Preformatted_20_Text"><text:span text:style-name="Source_20_Text">ANTES</text:span></text:p>
      <text:p text:style-name="Preformatted_20_Text"><text:span text:style-name="Source_20_Text">[AddrHi][AddrLo][Data+ctrl]</text:span></text:p>
      <text:p text:style-name="Preformatted_20_Text"/>
      <text:p text:style-name="Preformatted_20_Text"><text:span text:style-name="Source_20_Text">DEPOIS DO &gt;&gt;10</text:span></text:p>
      <text:p text:style-name="P1"><text:span text:style-name="Source_20_Text">[000000][AddrHi][AddrLo]</text:span></text:p>
      <text:p text:style-name="Horizontal_20_Line"/>
      <text:h text:style-name="Heading_20_2" text:outline-level="2">✅ <text:span text:style-name="Source_20_Text">ADDRESS_BUS_HI_NIBBLE</text:span></text:h>
      <text:p text:style-name="P1"><text:span text:style-name="Source_20_Text">(value &gt;&gt; (10+12)) &amp; 0xf</text:span></text:p>
      <text:p text:style-name="Text_20_body">Por quê 10+12?</text:p>
      <text:p text:style-name="Preformatted_20_Text"><text:span text:style-name="Source_20_Text">10 → pula data/controle</text:span></text:p>
      <text:p text:style-name="P1"><text:span text:style-name="Source_20_Text">12 → pega nibble mais alto do endereço</text:span></text:p>
      <text:p text:style-name="Text_20_body">Isso dá:</text:p>
      <text:p text:style-name="P1"><text:span text:style-name="Source_20_Text">A15–A12</text:span></text:p>
      <text:p text:style-name="Text_20_body">Exemplo:</text:p>
      <text:p text:style-name="P1"><text:span text:style-name="Source_20_Text">0xC000 → retorna 0xC</text:span></text:p>
      <text:p text:style-name="Text_20_body">Usado para:</text:p>
      <text:p text:style-name="Preformatted_20_Text"><text:span text:style-name="Source_20_Text">$Cxxx</text:span></text:p>
      <text:p text:style-name="P1"><text:span text:style-name="Source_20_Text">$Fxxx</text:span></text:p>
      <text:p text:style-name="Horizontal_20_Line"/>
      <text:h text:style-name="Heading_20_2" text:outline-level="2"><text:soft-page-break/>✅ <text:span text:style-name="Source_20_Text">ACCESS_READ</text:span> / <text:span text:style-name="Source_20_Text">ACCESS_WRITE</text:span></text:h>
      <text:p text:style-name="Text_20_body">Agora fica trivial.</text:p>
      <text:p text:style-name="Horizontal_20_Line"/>
      <text:h text:style-name="Heading_20_3" text:outline-level="3">RW é o bit 0</text:h>
      <text:p text:style-name="P1"><text:span text:style-name="Source_20_Text">bit 0 = R/W</text:span></text:p>
      <text:p text:style-name="Text_20_body">Apple II:</text:p>
      <text:p text:style-name="Preformatted_20_Text"><text:span text:style-name="Source_20_Text">1 = read</text:span></text:p>
      <text:p text:style-name="P1"><text:span text:style-name="Source_20_Text">0 = write</text:span></text:p>
      <text:p text:style-name="Text_20_body">Então:</text:p>
      <text:p text:style-name="Preformatted_20_Text"><text:span text:style-name="Source_20_Text">ACCESS_WRITE = (bit == 0)</text:span></text:p>
      <text:p text:style-name="P1"><text:span text:style-name="Source_20_Text">ACCESS_READ <text:s/>= (bit != 0)</text:span></text:p>
      <text:p text:style-name="Horizontal_20_Line"/>
      <text:h text:style-name="Heading_20_2" text:outline-level="2">✅ <text:span text:style-name="Source_20_Text">CARD_SELECT(value)</text:span></text:h>
      <text:p text:style-name="Text_20_body">Usa outro bit capturado nos 10 bits finais:</text:p>
      <text:p text:style-name="P1"><text:span text:style-name="Source_20_Text">~SELECT</text:span></text:p>
      <text:p text:style-name="Text_20_body">Importante:</text:p>
      <text:p text:style-name="P1"><text:span text:style-name="Source_20_Text">~SELECT é ativo LOW</text:span></text:p>
      <text:p text:style-name="Text_20_body">Então:</text:p>
      <text:p text:style-name="P1"><text:span text:style-name="Source_20_Text">0 → placa selecionada</text:span></text:p>
      <text:p text:style-name="Horizontal_20_Line"/>
      <text:h text:style-name="Heading_20_1" text:outline-level="1">🧠 O pipeline inteiro</text:h>
      <text:p text:style-name="Text_20_body">Agora você vê o design:</text:p>
      <text:p text:style-name="Preformatted_20_Text"><text:span text:style-name="Source_20_Text">Apple II bus</text:span></text:p>
      <text:p text:style-name="Preformatted_20_Text"><text:span text:style-name="Source_20_Text"><text:s text:c="3"/>↓</text:span></text:p>
      <text:p text:style-name="Preformatted_20_Text"><text:span text:style-name="Source_20_Text">transceivers</text:span></text:p>
      <text:p text:style-name="Preformatted_20_Text"><text:span text:style-name="Source_20_Text"><text:s text:c="3"/>↓</text:span></text:p>
      <text:p text:style-name="Preformatted_20_Text"><text:span text:style-name="Source_20_Text">PIO lê em tempo real</text:span></text:p>
      <text:p text:style-name="Preformatted_20_Text"><text:span text:style-name="Source_20_Text"><text:s text:c="3"/>↓</text:span></text:p>
      <text:p text:style-name="Preformatted_20_Text"><text:span text:style-name="Source_20_Text">26 bits empacotados</text:span></text:p>
      <text:p text:style-name="Preformatted_20_Text"><text:span text:style-name="Source_20_Text"><text:s text:c="3"/>↓</text:span></text:p>
      <text:p text:style-name="Preformatted_20_Text"><text:span text:style-name="Source_20_Text">FIFO</text:span></text:p>
      <text:p text:style-name="Preformatted_20_Text"><text:span text:style-name="Source_20_Text"><text:s text:c="3"/>↓</text:span></text:p>
      <text:p text:style-name="P1"><text:span text:style-name="Source_20_Text">C processa ciclos 6502</text:span></text:p>
      <text:p text:style-name="Text_20_body">O Pico vira um analisador de barramento em hardware.</text:p>
      <text:p text:style-name="Horizontal_20_Line"/>
      <text:h text:style-name="Heading_20_1" text:outline-level="1"><text:soft-page-break/>⭐ Por que isso é absurdo de bom (engenharia)</text:h>
      <text:p text:style-name="Text_20_body">Esse design tem:</text:p>
      <text:list text:style-name="L4">
        <text:list-item>
          <text:p text:style-name="P6">zero polling de GPIO</text:p>
        </text:list-item>
        <text:list-item>
          <text:p text:style-name="P6">timing garantido</text:p>
        </text:list-item>
        <text:list-item>
          <text:p text:style-name="P6">latência mínima</text:p>
        </text:list-item>
        <text:list-item>
          <text:p text:style-name="P6">captura síncrona com CPU do Apple II</text:p>
        </text:list-item>
        <text:list-item>
          <text:p text:style-name="P6">quase um logic analyzer em hardware</text:p>
        </text:list-item>
      </text:list>
      <text:p text:style-name="Text_20_body">PIO é perfeito pra isso.</text:p>
      <text:p text:style-name="Horizontal_20_Line"/>
      <text:h text:style-name="Heading_20_1" text:outline-level="1">⭐ Intuição mental simples</text:h>
      <text:p text:style-name="Text_20_body">Ignore o código e pense assim:</text:p>
      <text:p text:style-name="Preformatted_20_Text"><text:span text:style-name="Source_20_Text">todo ciclo do 6502:</text:span></text:p>
      <text:p text:style-name="Preformatted_20_Text"/>
      <text:p text:style-name="Preformatted_20_Text"><text:span text:style-name="Source_20_Text">value =</text:span></text:p>
      <text:p text:style-name="Preformatted_20_Text"><text:span text:style-name="Source_20_Text"><text:s text:c="4"/>endereço</text:span></text:p>
      <text:p text:style-name="Preformatted_20_Text"><text:span text:style-name="Source_20_Text"><text:s text:c="4"/>+ dados</text:span></text:p>
      <text:p text:style-name="Preformatted_20_Text"><text:span text:style-name="Source_20_Text"><text:s text:c="4"/>+ RW</text:span></text:p>
      <text:p text:style-name="P1"><text:span text:style-name="Source_20_Text"><text:s text:c="4"/>+ SELECT</text:span></text:p>
      <text:p text:style-name="Text_20_body">As macros só extraem campos desse pacote.</text:p>
      <text:p text:style-name="Horizontal_20_Line"/>
      <text:h text:style-name="Heading_20_1" text:outline-level="1">Se você quiser entender ainda mais fundo (recomendo muito)</text:h>
      <text:p text:style-name="Text_20_body">Posso te mostrar:</text:p>
      <text:p text:style-name="Text_20_body">✅ diagrama do timing do Apple II bus<text:line-break/>✅ como o 6502 acessa memória ciclo a ciclo<text:line-break/>✅ como isso vira vídeo na tela<text:line-break/>✅ como o Pico gera sinal VGA a partir disso<text:line-break/>✅ como os transceivers estão conectados fisicamente<text:line-break/>✅ versão simplificada desse sistema em 50 linhas</text:p>
      <text:p text:style-name="Text_20_body">Só falar 🙂</text:p>
      <text:p text:style-name="Standard"/>
      <text:p text:style-name="Standard"/>
      <text:p text:style-name="Standard"/>
      <text:p text:style-name="Standard"/>
      <text:p text:style-name="Text_20_body"><text:soft-page-break/>Boa — agora você achou <text:span text:style-name="Strong_20_Emphasis">a outra metade do sistema</text:span> 🙂<text:line-break/>O <text:span text:style-name="Source_20_Text">buffers.*</text:span> é basicamente <text:span text:style-name="Strong_20_Emphasis">o estado interno + memória espelhada do Apple II</text:span> que o <text:span text:style-name="Source_20_Text">abus</text:span> alimenta.</text:p>
      <text:p text:style-name="Text_20_body">Vou te explicar direto:</text:p>
      <text:list text:style-name="L5">
        <text:list-item>
          <text:p text:style-name="P7">o papel desse arquivo no projeto</text:p>
        </text:list-item>
        <text:list-item>
          <text:p text:style-name="P7">como ele se conecta com <text:span text:style-name="Source_20_Text">abus</text:span></text:p>
        </text:list-item>
        <text:list-item>
          <text:p text:style-name="P7">por que existem <text:span text:style-name="Source_20_Text">apple_memory</text:span> e <text:span text:style-name="Source_20_Text">aux_memory</text:span></text:p>
        </text:list-item>
        <text:list-item>
          <text:p text:style-name="P7">o que são os <text:span text:style-name="Emphasis">soft switches</text:span></text:p>
        </text:list-item>
        <text:list-item>
          <text:p text:style-name="P7">o fluxo completo do sistema</text:p>
        </text:list-item>
      </text:list>
      <text:p text:style-name="Horizontal_20_Line"/>
      <text:h text:style-name="Heading_20_1" text:outline-level="1">⭐ O papel do <text:span text:style-name="Source_20_Text">buffers.*</text:span> no projeto</text:h>
      <text:p text:style-name="Text_20_body">Se o <text:span text:style-name="Strong_20_Emphasis"><text:span text:style-name="Source_20_Text">abus</text:span></text:span><text:span text:style-name="Strong_20_Emphasis"> é o “ouvido” do sistema</text:span>, então:</text:p>
      <text:p text:style-name="Text_20_body">👉 <text:span text:style-name="Strong_20_Emphasis"><text:span text:style-name="Source_20_Text">buffers</text:span></text:span><text:span text:style-name="Strong_20_Emphasis"> é o “cérebro + memória”</text:span>.</text:p>
      <text:p text:style-name="Text_20_body">Ele guarda:</text:p>
      <text:p text:style-name="Preformatted_20_Text"><text:span text:style-name="Source_20_Text">✔ cópia da RAM de vídeo do Apple II</text:span></text:p>
      <text:p text:style-name="Preformatted_20_Text"><text:span text:style-name="Source_20_Text">✔ estado do hardware (modos gráficos)</text:span></text:p>
      <text:p text:style-name="Preformatted_20_Text"><text:span text:style-name="Source_20_Text">✔ contadores de atividade do barramento</text:span></text:p>
      <text:p text:style-name="Preformatted_20_Text"><text:span text:style-name="Source_20_Text">✔ flags internas</text:span></text:p>
      <text:p text:style-name="Preformatted_20_Text"><text:span text:style-name="Source_20_Text">✔ ROMs de caracteres</text:span></text:p>
      <text:p text:style-name="P1"><text:span text:style-name="Source_20_Text">✔ ponteiros para páginas de tela</text:span></text:p>
      <text:p text:style-name="Text_20_body">Ou seja:</text:p>
      <text:p text:style-name="P1"><text:span text:style-name="Source_20_Text">abus → lê barramento → atualiza buffers → vídeo usa buffers</text:span></text:p>
      <text:p text:style-name="Horizontal_20_Line"/>
      <text:h text:style-name="Heading_20_1" text:outline-level="1">🧠 O que ele realmente representa</text:h>
      <text:p text:style-name="Text_20_body">O Raspberry Pi Pico está:</text:p>
      <text:p text:style-name="Preformatted_20_Text"><text:span text:style-name="Source_20_Text">observando o Apple II</text:span></text:p>
      <text:p text:style-name="Preformatted_20_Text"><text:span text:style-name="Source_20_Text">+</text:span></text:p>
      <text:p text:style-name="P1"><text:span text:style-name="Source_20_Text">reconstruindo o estado da máquina em RAM própria</text:span></text:p>
      <text:p text:style-name="Text_20_body">O <text:span text:style-name="Source_20_Text">buffers</text:span> é essa RAM interna.</text:p>
      <text:p text:style-name="Horizontal_20_Line"/>
      <text:h text:style-name="Heading_20_1" text:outline-level="1">🔥 Parte mais importante: memória espelhada</text:h>
      <text:p text:style-name="Horizontal_20_Line"/>
      <text:h text:style-name="Heading_20_2" text:outline-level="2"><text:soft-page-break/>✅ <text:span text:style-name="Source_20_Text">apple_memory</text:span></text:h>
      <text:p text:style-name="P1"><text:span text:style-name="Source_20_Text">uint8_t apple_memory[MAX_ADDRESS];</text:span></text:p>
      <text:p text:style-name="Text_20_body">Isso é uma cópia parcial da RAM do Apple II.</text:p>
      <text:h text:style-name="Heading_20_3" text:outline-level="3">Para que serve?</text:h>
      <text:p text:style-name="Text_20_body">O Pico não tem acesso direto à RAM do Apple II.</text:p>
      <text:p text:style-name="Text_20_body">Então ele faz:</text:p>
      <text:p text:style-name="P1"><text:span text:style-name="Source_20_Text">quando Apple II escreve → copia valor</text:span></text:p>
      <text:p text:style-name="Text_20_body">Veja no <text:span text:style-name="Source_20_Text">abus.c</text:span>:</text:p>
      <text:p text:style-name="P1"><text:span text:style-name="Source_20_Text">apple_memory[address] = data;</text:span></text:p>
      <text:p text:style-name="Text_20_body">Isso cria um:</text:p>
      <text:p text:style-name="P1"><text:span text:style-name="Source_20_Text">"espelho" da memória de vídeo</text:span></text:p>
      <text:p text:style-name="Horizontal_20_Line"/>
      <text:h text:style-name="Heading_20_2" text:outline-level="2">✅ <text:span text:style-name="Source_20_Text">aux_memory</text:span></text:h>
      <text:p text:style-name="P1"><text:span text:style-name="Source_20_Text">uint8_t aux_memory[MAX_ADDRESS];</text:span></text:p>
      <text:p text:style-name="Text_20_body">Apple IIe tem:</text:p>
      <text:p text:style-name="Preformatted_20_Text"><text:span text:style-name="Source_20_Text">MAIN memory</text:span></text:p>
      <text:p text:style-name="P1"><text:span text:style-name="Source_20_Text">AUX memory (80-column / double hires)</text:span></text:p>
      <text:p text:style-name="Text_20_body">O Pico espelha ambas.</text:p>
      <text:p text:style-name="Horizontal_20_Line"/>
      <text:h text:style-name="Heading_20_2" text:outline-level="2">Por que só até 0x6000?</text:h>
      <text:p text:style-name="P1"><text:span text:style-name="Source_20_Text">#define MAX_ADDRESS (0x6000)</text:span></text:p>
      <text:p text:style-name="Text_20_body">Porque só interessa:</text:p>
      <text:p text:style-name="Preformatted_20_Text"><text:span text:style-name="Source_20_Text">text pages</text:span></text:p>
      <text:p text:style-name="Preformatted_20_Text"><text:span text:style-name="Source_20_Text">hires pages</text:span></text:p>
      <text:p text:style-name="P1"><text:span text:style-name="Source_20_Text">soft switches</text:span></text:p>
      <text:p text:style-name="Text_20_body">Não precisa copiar toda RAM.</text:p>
      <text:p text:style-name="Horizontal_20_Line"/>
      <text:h text:style-name="Heading_20_1" text:outline-level="1">⭐ Ponteiros de páginas de tela</text:h>
      <text:p text:style-name="Text_20_body">Isso é muito Apple II específico.</text:p>
      <text:p text:style-name="Horizontal_20_Line"/>
      <text:h text:style-name="Heading_20_2" text:outline-level="2"><text:soft-page-break/>Texto</text:h>
      <text:p text:style-name="Preformatted_20_Text"><text:span text:style-name="Source_20_Text">text_p1 = apple_memory + 0x0400;</text:span></text:p>
      <text:p text:style-name="Preformatted_20_Text"><text:span text:style-name="Source_20_Text">text_p2 = apple_memory + 0x0800;</text:span></text:p>
      <text:p text:style-name="Preformatted_20_Text"><text:span text:style-name="Source_20_Text">text_p3 = aux_memory <text:s text:c="2"/>+ 0x0400;</text:span></text:p>
      <text:p text:style-name="P1"><text:span text:style-name="Source_20_Text">text_p4 = aux_memory <text:s text:c="2"/>+ 0x0800;</text:span></text:p>
      <text:p text:style-name="Text_20_body">Esses são:</text:p>
      <text:p text:style-name="Preformatted_20_Text"><text:span text:style-name="Source_20_Text">text page 1</text:span></text:p>
      <text:p text:style-name="Preformatted_20_Text"><text:span text:style-name="Source_20_Text">text page 2</text:span></text:p>
      <text:p text:style-name="P1"><text:span text:style-name="Source_20_Text">aux text pages</text:span></text:p>
      <text:p text:style-name="Horizontal_20_Line"/>
      <text:h text:style-name="Heading_20_2" text:outline-level="2">Gráfico hi-res</text:h>
      <text:p text:style-name="Preformatted_20_Text"><text:span text:style-name="Source_20_Text">hgr_p1 = apple_memory + 0x2000;</text:span></text:p>
      <text:p text:style-name="P1"><text:span text:style-name="Source_20_Text">hgr_p2 = apple_memory + 0x4000;</text:span></text:p>
      <text:p text:style-name="Text_20_body">Apple II usa:</text:p>
      <text:p text:style-name="Preformatted_20_Text"><text:span text:style-name="Source_20_Text">$2000–$3FFF → hires page 1</text:span></text:p>
      <text:p text:style-name="P1"><text:span text:style-name="Source_20_Text">$4000–$5FFF → hires page 2</text:span></text:p>
      <text:p text:style-name="Horizontal_20_Line"/>
      <text:h text:style-name="Heading_20_2" text:outline-level="2">Por que ponteiros?</text:h>
      <text:p text:style-name="Text_20_body">Porque o código de vídeo pode fazer:</text:p>
      <text:p text:style-name="P1"><text:span text:style-name="Source_20_Text">pixel = hgr_p1[offset];</text:span></text:p>
      <text:p text:style-name="Text_20_body">sem recalcular endereço.</text:p>
      <text:p text:style-name="Horizontal_20_Line"/>
      <text:h text:style-name="Heading_20_1" text:outline-level="1">⭐ Soft switches (muito importante)</text:h>
      <text:p text:style-name="Text_20_body">Isso é essencial pra entender o Apple II.</text:p>
      <text:p text:style-name="Horizontal_20_Line"/>
      <text:h text:style-name="Heading_20_2" text:outline-level="2">O que são soft switches</text:h>
      <text:p text:style-name="Text_20_body">No Apple II:</text:p>
      <text:p text:style-name="P1"><text:span text:style-name="Source_20_Text">acessar certos endereços muda o hardware</text:span></text:p>
      <text:p text:style-name="Text_20_body">Exemplo:</text:p>
      <text:p text:style-name="Preformatted_20_Text"><text:span text:style-name="Source_20_Text">$C050 → modo gráfico</text:span></text:p>
      <text:p text:style-name="Preformatted_20_Text"><text:span text:style-name="Source_20_Text">$C051 → modo texto</text:span></text:p>
      <text:p text:style-name="P1"><text:span text:style-name="Source_20_Text">$C057 → hires on</text:span></text:p>
      <text:p text:style-name="Text_20_body">Você não escreve registrador.</text:p>
      <text:p text:style-name="Text_20_body"><text:soft-page-break/>Você acessa memória.</text:p>
      <text:p text:style-name="Horizontal_20_Line"/>
      <text:h text:style-name="Heading_20_2" text:outline-level="2">O Pico detecta isso no barramento</text:h>
      <text:p text:style-name="Text_20_body">Veja no <text:span text:style-name="Source_20_Text">abus.c</text:span>:</text:p>
      <text:p text:style-name="P1"><text:span text:style-name="Source_20_Text">apple2_softswitches(true, address, value);</text:span></text:p>
      <text:p text:style-name="Text_20_body">Isso altera:</text:p>
      <text:p text:style-name="P1"><text:span text:style-name="Source_20_Text">soft_switches</text:span></text:p>
      <text:p text:style-name="Horizontal_20_Line"/>
      <text:h text:style-name="Heading_20_2" text:outline-level="2">O que <text:span text:style-name="Source_20_Text">soft_switches</text:span> guarda</text:h>
      <text:p text:style-name="P1"><text:span text:style-name="Source_20_Text">volatile uint32_t soft_switches;</text:span></text:p>
      <text:p text:style-name="Text_20_body">Bits que representam estado atual:</text:p>
      <text:p text:style-name="Preformatted_20_Text"><text:span text:style-name="Source_20_Text">modo texto</text:span></text:p>
      <text:p text:style-name="Preformatted_20_Text"><text:span text:style-name="Source_20_Text">modo gráfico</text:span></text:p>
      <text:p text:style-name="Preformatted_20_Text"><text:span text:style-name="Source_20_Text">hires</text:span></text:p>
      <text:p text:style-name="Preformatted_20_Text"><text:span text:style-name="Source_20_Text">80 colunas</text:span></text:p>
      <text:p text:style-name="Preformatted_20_Text"><text:span text:style-name="Source_20_Text">aux memory</text:span></text:p>
      <text:p text:style-name="Preformatted_20_Text"><text:span text:style-name="Source_20_Text">monochrome</text:span></text:p>
      <text:p text:style-name="P1"><text:span text:style-name="Source_20_Text">etc</text:span></text:p>
      <text:p text:style-name="Horizontal_20_Line"/>
      <text:h text:style-name="Heading_20_2" text:outline-level="2">Exemplos:</text:h>
      <text:p text:style-name="Preformatted_20_Text"><text:span text:style-name="Source_20_Text">SOFTSW_TEXT_MODE</text:span></text:p>
      <text:p text:style-name="Preformatted_20_Text"><text:span text:style-name="Source_20_Text">SOFTSW_HIRES_MODE</text:span></text:p>
      <text:p text:style-name="Preformatted_20_Text"><text:span text:style-name="Source_20_Text">SOFTSW_80COL</text:span></text:p>
      <text:p text:style-name="P1"><text:span text:style-name="Source_20_Text">SOFTSW_PAGE_2</text:span></text:p>
      <text:p text:style-name="Text_20_body">O renderizador de vídeo lê isso para saber como desenhar.</text:p>
      <text:p text:style-name="Horizontal_20_Line"/>
      <text:h text:style-name="Heading_20_1" text:outline-level="1">⭐ internal_flags</text:h>
      <text:p text:style-name="P1"><text:span text:style-name="Source_20_Text">volatile uint32_t internal_flags;</text:span></text:p>
      <text:p text:style-name="Text_20_body">Configuração do próprio emulador:</text:p>
      <text:p text:style-name="Preformatted_20_Text"><text:span text:style-name="Source_20_Text">PAL</text:span></text:p>
      <text:p text:style-name="Preformatted_20_Text"><text:span text:style-name="Source_20_Text">Video7</text:span></text:p>
      <text:p text:style-name="Preformatted_20_Text"><text:span text:style-name="Source_20_Text">IIe features</text:span></text:p>
      <text:p text:style-name="P1"><text:span text:style-name="Source_20_Text">RAMWorks</text:span></text:p>
      <text:p text:style-name="Text_20_body">Não vem do Apple II — é interno.</text:p>
      <text:p text:style-name="Horizontal_20_Line"/>
      <text:h text:style-name="Heading_20_1" text:outline-level="1"><text:soft-page-break/>⭐ Contadores (debug / monitoramento)</text:h>
      <text:p text:style-name="Horizontal_20_Line"/>
      <text:h text:style-name="Heading_20_2" text:outline-level="2">Bus activity</text:h>
      <text:p text:style-name="Preformatted_20_Text"><text:span text:style-name="Source_20_Text">bus_cycle_counter</text:span></text:p>
      <text:p text:style-name="P1"><text:span text:style-name="Source_20_Text">bus_overflow_counter</text:span></text:p>
      <text:p text:style-name="Text_20_body">Quantos ciclos do 6502 foram vistos.</text:p>
      <text:p text:style-name="Horizontal_20_Line"/>
      <text:h text:style-name="Heading_20_2" text:outline-level="2">Reset detection</text:h>
      <text:p text:style-name="P1"><text:span text:style-name="Source_20_Text">reset_counter</text:span></text:p>
      <text:p text:style-name="Text_20_body">Incrementa quando detecta reset do Apple II.</text:p>
      <text:p text:style-name="Horizontal_20_Line"/>
      <text:h text:style-name="Heading_20_2" text:outline-level="2">VBlank</text:h>
      <text:p text:style-name="P1"><text:span text:style-name="Source_20_Text">vblank_counter</text:span></text:p>
      <text:p text:style-name="Text_20_body">Conta sincronização de vídeo.</text:p>
      <text:p text:style-name="Horizontal_20_Line"/>
      <text:h text:style-name="Heading_20_2" text:outline-level="2">Últimos acessos</text:h>
      <text:p text:style-name="Preformatted_20_Text"><text:span text:style-name="Source_20_Text">last_address_pc</text:span></text:p>
      <text:p text:style-name="Preformatted_20_Text"><text:span text:style-name="Source_20_Text">last_address_stack</text:span></text:p>
      <text:p text:style-name="P1"><text:span text:style-name="Source_20_Text">last_address_zp</text:span></text:p>
      <text:p text:style-name="Text_20_body">Serve para:</text:p>
      <text:p text:style-name="Preformatted_20_Text"><text:span text:style-name="Source_20_Text">debug</text:span></text:p>
      <text:p text:style-name="P1"><text:span text:style-name="Source_20_Text">monitor de CPU</text:span></text:p>
      <text:p text:style-name="Horizontal_20_Line"/>
      <text:h text:style-name="Heading_20_1" text:outline-level="1">⭐ Character ROM buffers</text:h>
      <text:p text:style-name="Preformatted_20_Text"><text:span text:style-name="Source_20_Text">character_rom</text:span></text:p>
      <text:p text:style-name="P1"><text:span text:style-name="Source_20_Text">custom_font_buffer</text:span></text:p>
      <text:p text:style-name="Text_20_body">Usados para:</text:p>
      <text:p text:style-name="P1"><text:span text:style-name="Source_20_Text">gerar caracteres de texto na saída de vídeo</text:span></text:p>
      <text:p text:style-name="Text_20_body">O Apple II usa ROM de caracteres.</text:p>
      <text:p text:style-name="Text_20_body">O Pico replica isso.</text:p>
      <text:p text:style-name="Horizontal_20_Line"><text:soft-page-break/></text:p>
      <text:h text:style-name="Heading_20_1" text:outline-level="1">⭐ Fluxo COMPLETO do sistema</text:h>
      <text:p text:style-name="Text_20_body">Agora junta tudo:</text:p>
      <text:p text:style-name="Horizontal_20_Line"/>
      <text:h text:style-name="Heading_20_2" text:outline-level="2">1️⃣ Apple II roda</text:h>
      <text:p text:style-name="P1"><text:span text:style-name="Source_20_Text">6502 escreve em $0400</text:span></text:p>
      <text:p text:style-name="Horizontal_20_Line"/>
      <text:h text:style-name="Heading_20_2" text:outline-level="2">2️⃣ Barramento muda</text:h>
      <text:p text:style-name="P1"><text:span text:style-name="Source_20_Text">endereço + dados aparecem</text:span></text:p>
      <text:p text:style-name="Horizontal_20_Line"/>
      <text:h text:style-name="Heading_20_2" text:outline-level="2">3️⃣ PIO captura</text:h>
      <text:p text:style-name="P1"><text:span text:style-name="Source_20_Text">value = endereço + dados + sinais</text:span></text:p>
      <text:p text:style-name="Horizontal_20_Line"/>
      <text:h text:style-name="Heading_20_2" text:outline-level="2">4️⃣ abus processa</text:h>
      <text:p text:style-name="P1"><text:span text:style-name="Source_20_Text">bus_func_screen_write()</text:span></text:p>
      <text:p text:style-name="Horizontal_20_Line"/>
      <text:h text:style-name="Heading_20_2" text:outline-level="2">5️⃣ buffers atualiza memória espelhada</text:h>
      <text:p text:style-name="P1"><text:span text:style-name="Source_20_Text">apple_memory[address] = data;</text:span></text:p>
      <text:p text:style-name="Horizontal_20_Line"/>
      <text:h text:style-name="Heading_20_2" text:outline-level="2">6️⃣ sistema de vídeo lê buffers</text:h>
      <text:p text:style-name="P1"><text:span text:style-name="Source_20_Text">gera VGA/HDMI</text:span></text:p>
      <text:p text:style-name="Horizontal_20_Line"/>
      <text:h text:style-name="Heading_20_1" text:outline-level="1">⭐ Em uma frase</text:h>
      <text:p text:style-name="Text_20_body">👉 <text:span text:style-name="Source_20_Text">abus</text:span> observa o Apple II<text:line-break/>👉 <text:span text:style-name="Source_20_Text">buffers</text:span> guarda o estado reconstruído da máquina</text:p>
      <text:p text:style-name="Horizontal_20_Line"/>
      <text:h text:style-name="Heading_20_1" text:outline-level="1"><text:soft-page-break/>🎯 Analogia simples</text:h>
      <text:p text:style-name="Text_20_body">Imagine:</text:p>
      <text:p text:style-name="Preformatted_20_Text"><text:span text:style-name="Source_20_Text">Apple II = computador real</text:span></text:p>
      <text:p text:style-name="Preformatted_20_Text"><text:span text:style-name="Source_20_Text">Pico = câmera filmando a RAM</text:span></text:p>
      <text:p text:style-name="P1"><text:span text:style-name="Source_20_Text">buffers = gravação da câmera</text:span></text:p>
      <text:p text:style-name="Text_20_body">O Pico reconstrói a tela olhando o barramento.</text:p>
      <text:p text:style-name="Horizontal_20_Line"/>
      <text:h text:style-name="Heading_20_1" text:outline-level="1">Se quiser entender o sistema inteiro (recomendo muito)</text:h>
      <text:p text:style-name="Text_20_body">Posso te explicar agora:</text:p>
      <text:p text:style-name="Text_20_body">✅ como o Pico gera VGA a partir desses buffers<text:line-break/>✅ como funciona o renderizador de vídeo do projeto<text:line-break/>✅ como o Apple II gera a imagem original<text:line-break/>✅ por que isso funciona sem interferir no Apple II<text:line-break/>✅ diagrama completo do hardware<text:line-break/>✅ como seria uma versão mínima desse sistema</text:p>
      <text:p text:style-name="Text_20_body">Só falar 👍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Esse código <text:span text:style-name="Strong_20_Emphasis">não é o </text:span><text:span text:style-name="Strong_20_Emphasis"><text:span text:style-name="Source_20_Text">abuffer</text:span></text:span><text:span text:style-name="Strong_20_Emphasis"> em si</text:span> — ele é a <text:span text:style-name="Strong_20_Emphasis">camada de baixo nível que captura os dados do barramento</text:span>. O <text:span text:style-name="Source_20_Text">abuffer</text:span> normalmente fica <text:span text:style-name="Strong_20_Emphasis">logo acima disso</text:span>, usando o que esse código coleta.</text:p>
      <text:p text:style-name="Text_20_body">Vou te explicar a relação direta:</text:p>
      <text:p text:style-name="Horizontal_20_Line"/>
      <text:h text:style-name="Heading_20_2" text:outline-level="2">✅ O que esse código faz (abus_setup)</text:h>
      <text:p text:style-name="Text_20_body">Ele configura o <text:span text:style-name="Strong_20_Emphasis">PIO do RP2040</text:span> para:</text:p>
      <text:h text:style-name="Heading_20_3" text:outline-level="3">1️⃣ Ler sinais do Apple Bus (hardware)</text:h>
      <text:p text:style-name="Text_20_body">A função:</text:p>
      <text:p text:style-name="P1"><text:span text:style-name="Source_20_Text">void abus_pio_setup(void)</text:span></text:p>
      <text:p text:style-name="Text_20_body">configura:</text:p>
      <text:list text:style-name="L6">
        <text:list-item>
          <text:p text:style-name="P8">pinos de <text:span text:style-name="Strong_20_Emphasis">dados</text:span></text:p>
        </text:list-item>
        <text:list-item>
          <text:p text:style-name="P8">pinos de <text:span text:style-name="Strong_20_Emphasis">controle</text:span></text:p>
        </text:list-item>
        <text:list-item>
          <text:p text:style-name="P8">pino <text:span text:style-name="Strong_20_Emphasis">R/W</text:span></text:p>
        </text:list-item>
        <text:list-item>
          <text:p text:style-name="P8">pino <text:span text:style-name="Strong_20_Emphasis">clock (PHI0)</text:span></text:p>
        </text:list-item>
        <text:list-item>
          <text:p text:style-name="P8">transceivers do barramento</text:p>
        </text:list-item>
      </text:list>
      <text:p text:style-name="Text_20_body">Ou seja, ele prepara o hardware para “escutar” o barramento.</text:p>
      <text:p text:style-name="Horizontal_20_Line"/>
      <text:h text:style-name="Heading_20_3" text:outline-level="3">2️⃣ Capturar transações do barramento</text:h>
      <text:p text:style-name="Text_20_body">O PIO é configurado para capturar automaticamente:</text:p>
      <text:p text:style-name="Preformatted_20_Text"><text:span text:style-name="Source_20_Text">8 bits <text:s/>→ data</text:span></text:p>
      <text:p text:style-name="Preformatted_20_Text"><text:span text:style-name="Source_20_Text">16 bits → address</text:span></text:p>
      <text:p text:style-name="Preformatted_20_Text"><text:span text:style-name="Source_20_Text">1 bit <text:s text:c="2"/>→ select</text:span></text:p>
      <text:p text:style-name="Preformatted_20_Text"><text:span text:style-name="Source_20_Text">1 bit <text:s text:c="2"/>→ R/W</text:span></text:p>
      <text:p text:style-name="P1"><text:span text:style-name="Source_20_Text">= 26 bits por evento</text:span></text:p>
      <text:p text:style-name="Text_20_body">Isso é feito aqui:</text:p>
      <text:p text:style-name="P1"><text:span text:style-name="Source_20_Text">sm_config_set_in_shift(&amp;pio_cfg, false, true, 26);</text:span></text:p>
      <text:p text:style-name="Text_20_body">Quando 26 bits chegam → PIO empurra para FIFO.</text:p>
      <text:p text:style-name="Horizontal_20_Line"/>
      <text:h text:style-name="Heading_20_3" text:outline-level="3">3️⃣ Disponibilizar leitura via FIFO</text:h>
      <text:p text:style-name="Text_20_body">Esses macros mostram isso:</text:p>
      <text:p text:style-name="Preformatted_20_Text"><text:span text:style-name="Source_20_Text">abus_pio_read()</text:span></text:p>
      <text:p text:style-name="Preformatted_20_Text"><text:span text:style-name="Source_20_Text">abus_pio_blocking_read()</text:span></text:p>
      <text:p text:style-name="P1"><text:span text:style-name="Source_20_Text">abus_pio_is_empty()</text:span></text:p>
      <text:p text:style-name="Text_20_body"><text:soft-page-break/>Eles permitem que outro código leia os eventos capturados.</text:p>
      <text:p text:style-name="Text_20_body">👉 Esse “outro código” geralmente é o <text:span text:style-name="Source_20_Text">abuffer</text:span>.</text:p>
      <text:p text:style-name="Horizontal_20_Line"/>
      <text:h text:style-name="Heading_20_2" text:outline-level="2">⭐ Onde entra o <text:span text:style-name="Source_20_Text">abuffer</text:span></text:h>
      <text:p text:style-name="Text_20_body">Normalmente o fluxo é:</text:p>
      <text:p text:style-name="Preformatted_20_Text"><text:span text:style-name="Source_20_Text">Apple Bus hardware</text:span></text:p>
      <text:p text:style-name="Preformatted_20_Text"><text:span text:style-name="Source_20_Text"><text:s text:c="6"/>↓</text:span></text:p>
      <text:p text:style-name="Preformatted_20_Text"><text:span text:style-name="Source_20_Text">PIO (abus_setup.c) <text:s text:c="2"/>← captura sinais</text:span></text:p>
      <text:p text:style-name="Preformatted_20_Text"><text:span text:style-name="Source_20_Text"><text:s text:c="6"/>↓</text:span></text:p>
      <text:p text:style-name="Preformatted_20_Text"><text:span text:style-name="Source_20_Text">FIFO do PIO</text:span></text:p>
      <text:p text:style-name="Preformatted_20_Text"><text:span text:style-name="Source_20_Text"><text:s text:c="6"/>↓</text:span></text:p>
      <text:p text:style-name="Preformatted_20_Text"><text:span text:style-name="Source_20_Text">abuffer <text:s text:c="13"/>← armazena / organiza eventos</text:span></text:p>
      <text:p text:style-name="Preformatted_20_Text"><text:span text:style-name="Source_20_Text"><text:s text:c="6"/>↓</text:span></text:p>
      <text:p text:style-name="P1"><text:span text:style-name="Source_20_Text">processamento (VGA/DVI / lógica / emulação)</text:span></text:p>
      <text:p text:style-name="Horizontal_20_Line"/>
      <text:h text:style-name="Heading_20_2" text:outline-level="2">📦 Papel típico do abuffer</text:h>
      <text:p text:style-name="Text_20_body">O <text:span text:style-name="Source_20_Text">abuffer</text:span> geralmente faz:</text:p>
      <text:list text:style-name="L7">
        <text:list-item>
          <text:p text:style-name="P9">ler continuamente <text:span text:style-name="Source_20_Text">abus_pio_read()</text:span></text:p>
        </text:list-item>
        <text:list-item>
          <text:p text:style-name="P9">guardar em buffer circular</text:p>
        </text:list-item>
        <text:list-item>
          <text:p text:style-name="P9">evitar perda de eventos</text:p>
        </text:list-item>
        <text:list-item>
          <text:p text:style-name="P9">organizar transações</text:p>
        </text:list-item>
        <text:list-item>
          <text:p text:style-name="P9">fornecer dados para outra parte do sistema</text:p>
        </text:list-item>
      </text:list>
      <text:p text:style-name="Text_20_body">Ou seja:</text:p>
      <text:p text:style-name="Preformatted_20_Text"><text:span text:style-name="Source_20_Text">abus_setup = driver de hardware</text:span></text:p>
      <text:p text:style-name="P1"><text:span text:style-name="Source_20_Text">abuffer <text:s text:c="3"/>= buffer de software</text:span></text:p>
      <text:p text:style-name="Horizontal_20_Line"/>
      <text:h text:style-name="Heading_20_2" text:outline-level="2">🎯 Em uma frase</text:h>
      <text:p text:style-name="Text_20_body">👉 <text:span text:style-name="Strong_20_Emphasis"><text:span text:style-name="Source_20_Text">abus_setup</text:span></text:span><text:span text:style-name="Strong_20_Emphasis"> captura os dados do barramento via PIO.<text:line-break/></text:span><text:span text:style-name="Strong_20_Emphasis"><text:span text:style-name="Source_20_Text">abuffer</text:span></text:span><text:span text:style-name="Strong_20_Emphasis"> guarda esses dados e permite que o resto do sistema use.</text:span></text:p>
      <text:p text:style-name="Horizontal_20_Line"/>
      <text:p text:style-name="Text_20_body">Se você quiser, posso te explicar também:</text:p>
      <text:p text:style-name="Text_20_body">✅ como o <text:span text:style-name="Source_20_Text">abus.pio</text:span> funciona internamente<text:line-break/>✅ como seria um abuffer típico para esse código<text:line-break/>✅ o fluxo completo Apple II → RP2040 → VGA/DVI<text:line-break/>✅ diagrama visual da arquitetura</text:p>
      <text:p text:style-name="Text_20_body"><text:soft-page-break/>Só me dizer 👍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Ahhh perfeito — agora faz total sentido 👍<text:line-break/>Você não quer o Apple II em si, você quer <text:span text:style-name="Strong_20_Emphasis">entender a arquitetura da solução</text:span> pra aplicar num barramento do <text:span text:style-name="Strong_20_Emphasis">M68K</text:span>. Ótima ideia, porque esse projeto é um exemplo muito bom de <text:span text:style-name="Emphasis">bus sniffer + handler em tempo real</text:span>.</text:p>
      <text:p text:style-name="Text_20_body">Vou te explicar o que você deve “levar” desse código para o seu projeto.</text:p>
      <text:p text:style-name="Horizontal_20_Line"/>
      <text:h text:style-name="Heading_20_1" text:outline-level="1">🎯 O que esse projeto realmente é (conceito reaproveitável)</text:h>
      <text:p text:style-name="Text_20_body">Ignore o Apple II por um momento.</text:p>
      <text:p text:style-name="Text_20_body">O projeto implementa um padrão genérico:</text:p>
      <text:p text:style-name="P1"><text:span text:style-name="Source_20_Text">capturar ciclo de barramento → decodificar → despachar handler</text:span></text:p>
      <text:p text:style-name="Text_20_body">Arquitetura universal para:</text:p>
      <text:list text:style-name="L8">
        <text:list-item>
          <text:p text:style-name="P10">emulação de hardware</text:p>
        </text:list-item>
        <text:list-item>
          <text:p text:style-name="P10">lógica externa</text:p>
        </text:list-item>
        <text:list-item>
          <text:p text:style-name="P10">framebuffer externo</text:p>
        </text:list-item>
        <text:list-item>
          <text:p text:style-name="P10">periféricos</text:p>
        </text:list-item>
        <text:list-item>
          <text:p text:style-name="P10">debug bus</text:p>
        </text:list-item>
        <text:list-item>
          <text:p text:style-name="P10">memory snooping</text:p>
        </text:list-item>
      </text:list>
      <text:p text:style-name="Text_20_body">Isso serve <text:span text:style-name="Strong_20_Emphasis">diretamente</text:span> para M68K.</text:p>
      <text:p text:style-name="Horizontal_20_Line"/>
      <text:h text:style-name="Heading_20_1" text:outline-level="1">🧠 O padrão arquitetural que você quer copiar</text:h>
      <text:p text:style-name="Text_20_body">O sistema tem 3 camadas bem separadas:</text:p>
      <text:p text:style-name="Horizontal_20_Line"/>
      <text:h text:style-name="Heading_20_2" text:outline-level="2">⭐ 1️⃣ Captura do barramento (PIO)</text:h>
      <text:p text:style-name="P1"><text:span text:style-name="Source_20_Text">bus físico → capturar endereço/dados/sinais</text:span></text:p>
      <text:p text:style-name="Text_20_body">Aqui não existe Apple II — só sinais:</text:p>
      <text:list text:style-name="L9">
        <text:list-item>
          <text:p text:style-name="P11">clock</text:p>
        </text:list-item>
        <text:list-item>
          <text:p text:style-name="P11">address</text:p>
        </text:list-item>
        <text:list-item>
          <text:p text:style-name="P11">data</text:p>
        </text:list-item>
        <text:list-item>
          <text:p text:style-name="P11"><text:soft-page-break/>read/write</text:p>
        </text:list-item>
        <text:list-item>
          <text:p text:style-name="P11">select</text:p>
        </text:list-item>
      </text:list>
      <text:p text:style-name="Text_20_body">Isso é idêntico ao que você faria no M68K:</text:p>
      <text:p text:style-name="Preformatted_20_Text"><text:span text:style-name="Source_20_Text">A[23:0]</text:span></text:p>
      <text:p text:style-name="Preformatted_20_Text"><text:span text:style-name="Source_20_Text">D[15:0]</text:span></text:p>
      <text:p text:style-name="Preformatted_20_Text"><text:span text:style-name="Source_20_Text">R/W</text:span></text:p>
      <text:p text:style-name="Preformatted_20_Text"><text:span text:style-name="Source_20_Text">AS</text:span></text:p>
      <text:p text:style-name="Preformatted_20_Text"><text:span text:style-name="Source_20_Text">UDS/LDS</text:span></text:p>
      <text:p text:style-name="P1"><text:span text:style-name="Source_20_Text">DTACK etc</text:span></text:p>
      <text:p text:style-name="Text_20_body">A ideia é:</text:p>
      <text:p text:style-name="P1"><text:span text:style-name="Source_20_Text">hardware captura → empacota → FIFO</text:span></text:p>
      <text:p text:style-name="Horizontal_20_Line"/>
      <text:h text:style-name="Heading_20_2" text:outline-level="2">⭐ 2️⃣ Loop consumidor (abus_loop)</text:h>
      <text:p text:style-name="P1"><text:span text:style-name="Source_20_Text">ler evento do barramento</text:span></text:p>
      <text:p text:style-name="Text_20_body">Nada específico do Apple II aqui também:</text:p>
      <text:p text:style-name="Preformatted_20_Text"><text:span text:style-name="Source_20_Text">value = fifo_read()</text:span></text:p>
      <text:p text:style-name="P1"><text:span text:style-name="Source_20_Text">process(value)</text:span></text:p>
      <text:p text:style-name="Text_20_body">É um padrão universal:</text:p>
      <text:p text:style-name="P1"><text:span text:style-name="Source_20_Text">producer (bus) → consumer (CPU)</text:span></text:p>
      <text:p text:style-name="Horizontal_20_Line"/>
      <text:h text:style-name="Heading_20_2" text:outline-level="2">⭐ 3️⃣ Dispatch table (bus_functions)</text:h>
      <text:p text:style-name="Text_20_body">Essa é a parte que você perguntou.</text:p>
      <text:p text:style-name="Text_20_body">Ela implementa:</text:p>
      <text:p text:style-name="P1"><text:span text:style-name="Source_20_Text">se endereço está nessa faixa → executa comportamento X</text:span></text:p>
      <text:p text:style-name="Text_20_body">Isso é só:</text:p>
      <text:p text:style-name="P1"><text:span text:style-name="Source_20_Text">memory map handler</text:span></text:p>
      <text:p text:style-name="Horizontal_20_Line"/>
      <text:h text:style-name="Heading_20_1" text:outline-level="1">🚀 Como isso vira algo útil no M68K</text:h>
      <text:p text:style-name="Text_20_body">No seu caso você faria algo tipo:</text:p>
      <text:p text:style-name="P1"><text:span text:style-name="Source_20_Text">m68k_busfunc handlers[256 * 2];</text:span></text:p>
      <text:p text:style-name="Text_20_body">Por exemplo usando os 8 bits altos:</text:p>
      <text:p text:style-name="P1"><text:span text:style-name="Source_20_Text">000000–FFFFFF</text:span></text:p>
      <text:p text:style-name="Text_20_body"><text:soft-page-break/>Divide por regiõe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aixa</text:p>
            </table:table-cell>
            <table:table-cell table:style-name="Table1.A1" office:value-type="string">
              <text:p text:style-name="Table_20_Heading">função</text:p>
            </table:table-cell>
          </table:table-row>
        </table:table-header-rows>
        <table:table-row>
          <table:table-cell table:style-name="Table1.A1" office:value-type="string">
            <text:p text:style-name="Table_20_Contents">000000–07FFFF</text:p>
          </table:table-cell>
          <table:table-cell table:style-name="Table1.A1" office:value-type="string">
            <text:p text:style-name="Table_20_Contents">RAM</text:p>
          </table:table-cell>
        </table:table-row>
        <table:table-row>
          <table:table-cell table:style-name="Table1.A1" office:value-type="string">
            <text:p text:style-name="Table_20_Contents">080000–0FFFFF</text:p>
          </table:table-cell>
          <table:table-cell table:style-name="Table1.A1" office:value-type="string">
            <text:p text:style-name="Table_20_Contents">ROM</text:p>
          </table:table-cell>
        </table:table-row>
        <table:table-row>
          <table:table-cell table:style-name="Table1.A1" office:value-type="string">
            <text:p text:style-name="Table_20_Contents">200000–20FFFF</text:p>
          </table:table-cell>
          <table:table-cell table:style-name="Table1.A1" office:value-type="string">
            <text:p text:style-name="Table_20_Contents">vídeo</text:p>
          </table:table-cell>
        </table:table-row>
        <table:table-row>
          <table:table-cell table:style-name="Table1.A1" office:value-type="string">
            <text:p text:style-name="Table_20_Contents">400000–40FFFF</text:p>
          </table:table-cell>
          <table:table-cell table:style-name="Table1.A1" office:value-type="string">
            <text:p text:style-name="Table_20_Contents">periférico</text:p>
          </table:table-cell>
        </table:table-row>
        <table:table-row>
          <table:table-cell table:style-name="Table1.A1" office:value-type="string">
            <text:p text:style-name="Table_20_Contents">etc</text:p>
          </table:table-cell>
          <table:table-cell table:style-name="Table1.A1" office:value-type="string">
            <text:p text:style-name="P2"/>
          </table:table-cell>
        </table:table-row>
      </table:table>
      <text:p text:style-name="Text_20_body">Exatamente como o Apple II faz.</text:p>
      <text:p text:style-name="Horizontal_20_Line"/>
      <text:h text:style-name="Heading_20_1" text:outline-level="1">📌 Agora respondendo sua dúvida mais profunda</text:h>
      <text:p text:style-name="Text_20_body">Você perguntou essencialmente:</text:p>
      <text:p text:style-name="Quotations">Por que essa interface de vídeo trata ROM e IO se só deveria mexer na tela?</text:p>
      <text:p text:style-name="Text_20_body">Porque esse projeto <text:span text:style-name="Strong_20_Emphasis">não é só vídeo</text:span>.</text:p>
      <text:p text:style-name="Text_20_body">Ele é:</text:p>
      <text:p text:style-name="Preformatted_20_Text"><text:span text:style-name="Source_20_Text">interface de barramento completa</text:span></text:p>
      <text:p text:style-name="Preformatted_20_Text"><text:span text:style-name="Source_20_Text">+ vídeo</text:span></text:p>
      <text:p text:style-name="Preformatted_20_Text"><text:span text:style-name="Source_20_Text">+ IO</text:span></text:p>
      <text:p text:style-name="P1"><text:span text:style-name="Source_20_Text">+ ROM</text:span></text:p>
      <text:p text:style-name="Text_20_body">O vídeo é só uma parte.</text:p>
      <text:p text:style-name="Text_20_body">O mesmo aconteceria no seu projeto M68K se você quiser:</text:p>
      <text:list text:style-name="L10">
        <text:list-item>
          <text:p text:style-name="P12">framebuffer externo</text:p>
        </text:list-item>
        <text:list-item>
          <text:p text:style-name="P12">periférico externo</text:p>
        </text:list-item>
        <text:list-item>
          <text:p text:style-name="P12">FPGA/Pico como device</text:p>
        </text:list-item>
        <text:list-item>
          <text:p text:style-name="P12">debugger de barramento</text:p>
        </text:list-item>
        <text:list-item>
          <text:p text:style-name="P12">emulação parcial de hardware</text:p>
        </text:list-item>
      </text:list>
      <text:p text:style-name="Text_20_body">Você também precisará:</text:p>
      <text:p text:style-name="P1"><text:span text:style-name="Source_20_Text">interceptar regiões do mapa de memória</text:span></text:p>
      <text:p text:style-name="Horizontal_20_Line"/>
      <text:h text:style-name="Heading_20_1" text:outline-level="1">🔑 O insight mais importante pra você</text:h>
      <text:p text:style-name="Text_20_body">O que você deve copiar não é:</text:p>
      <text:p text:style-name="P1"><text:span text:style-name="Source_20_Text">screen_write</text:span></text:p>
      <text:p text:style-name="Text_20_body"><text:soft-page-break/>O que você deve copiar é:</text:p>
      <text:p text:style-name="P1"><text:span text:style-name="Source_20_Text">dispatch por região de endereço</text:span></text:p>
      <text:p text:style-name="Text_20_body">Porque qualquer CPU usa isso.</text:p>
      <text:p text:style-name="Horizontal_20_Line"/>
      <text:h text:style-name="Heading_20_2" text:outline-level="2">Estrutura genérica reaproveitável</text:h>
      <text:p text:style-name="Text_20_body">Você pode pensar assim:</text:p>
      <text:p text:style-name="Preformatted_20_Text"><text:span text:style-name="Source_20_Text">bus_event = capturar_bus()</text:span></text:p>
      <text:p text:style-name="Preformatted_20_Text"/>
      <text:p text:style-name="Preformatted_20_Text"><text:span text:style-name="Source_20_Text">addr = extrair_endereco(bus_event)</text:span></text:p>
      <text:p text:style-name="Preformatted_20_Text"><text:span text:style-name="Source_20_Text">rw <text:s text:c="2"/>= extrair_rw(bus_event)</text:span></text:p>
      <text:p text:style-name="Preformatted_20_Text"/>
      <text:p text:style-name="Preformatted_20_Text"><text:span text:style-name="Source_20_Text">handler = table[addr_high][rw]</text:span></text:p>
      <text:p text:style-name="P1"><text:span text:style-name="Source_20_Text">handler(bus_event)</text:span></text:p>
      <text:p text:style-name="Text_20_body">Isso é arquitetura universal.</text:p>
      <text:p text:style-name="Horizontal_20_Line"/>
      <text:h text:style-name="Heading_20_1" text:outline-level="1">🧩 Como adaptar isso para M68K</text:h>
      <text:p text:style-name="Text_20_body">O M68K tem diferenças importantes:</text:p>
      <text:h text:style-name="Heading_20_3" text:outline-level="3">✔ bus assíncrono</text:h>
      <text:p text:style-name="Text_20_body">Não é clock simples como Apple II.</text:p>
      <text:p text:style-name="Text_20_body">Você teria que capturar:</text:p>
      <text:list text:style-name="L11">
        <text:list-item>
          <text:p text:style-name="P13">AS</text:p>
        </text:list-item>
        <text:list-item>
          <text:p text:style-name="P13">DTACK</text:p>
        </text:list-item>
        <text:list-item>
          <text:p text:style-name="P13">UDS/LDS</text:p>
        </text:list-item>
        <text:list-item>
          <text:p text:style-name="P13">tamanho do acesso</text:p>
        </text:list-item>
        <text:list-item>
          <text:p text:style-name="P13">wait states</text:p>
        </text:list-item>
      </text:list>
      <text:p text:style-name="Horizontal_20_Line"/>
      <text:h text:style-name="Heading_20_3" text:outline-level="3">✔ acessos 16 bits / 8 bits</text:h>
      <text:p text:style-name="Text_20_body">Então seu <text:span text:style-name="Source_20_Text">value</text:span> não seria 26 bits — seria algo como:</text:p>
      <text:p text:style-name="P1"><text:span text:style-name="Source_20_Text">address + data + rw + size + strobes</text:span></text:p>
      <text:p text:style-name="Horizontal_20_Line"/>
      <text:h text:style-name="Heading_20_3" text:outline-level="3">✔ espaço de endereços maior</text:h>
      <text:p text:style-name="Text_20_body">Você provavelmente despacharia por:</text:p>
      <text:p text:style-name="P1"><text:soft-page-break/><text:span text:style-name="Source_20_Text">A23–A16 ou A23–A20</text:span></text:p>
      <text:p text:style-name="Horizontal_20_Line"/>
      <text:h text:style-name="Heading_20_1" text:outline-level="1">💡 Se eu fosse implementar pro M68K</text:h>
      <text:p text:style-name="Text_20_body">Eu copiaria exatamente:</text:p>
      <text:h text:style-name="Heading_20_3" text:outline-level="3">✔ PIO → capturar ciclo</text:h>
      <text:h text:style-name="Heading_20_3" text:outline-level="3">✔ FIFO → buffer</text:h>
      <text:h text:style-name="Heading_20_3" text:outline-level="3">✔ loop tempo crítico</text:h>
      <text:h text:style-name="Heading_20_3" text:outline-level="3">✔ dispatch table por região</text:h>
      <text:h text:style-name="Heading_20_3" text:outline-level="3">✔ handlers por device</text:h>
      <text:p text:style-name="Text_20_body">Ignoraria totalmente o código específico Apple II.</text:p>
      <text:p text:style-name="Horizontal_20_Line"/>
      <text:h text:style-name="Heading_20_1" text:outline-level="1">🎯 Resumo do que esse código te ensina</text:h>
      <text:p text:style-name="Text_20_body">Para seu projeto M68K, isso te mostra:</text:p>
      <text:p text:style-name="Text_20_body">✅ como capturar ciclos de barramento com latência mínima<text:line-break/>✅ como empacotar sinais em eventos<text:line-break/>✅ como consumir FIFO sem perder dados<text:line-break/>✅ como mapear regiões de memória para handlers<text:line-break/>✅ como implementar hardware via software<text:line-break/>✅ como fazer design determinístico tempo-real</text:p>
      <text:p text:style-name="Text_20_body">Isso é o valor real do código.</text:p>
      <text:p text:style-name="Horizontal_20_Line"/>
      <text:p text:style-name="Text_20_body">Se quiser, posso te mostrar algo que vai te ajudar MUITO no projeto M68K:</text:p>
      <text:p text:style-name="Text_20_body">✅ como seria a arquitetura completa de um sniffer M68K usando RP2040<text:line-break/>✅ como empacotar sinais M68K numa word tipo <text:span text:style-name="Source_20_Text">value</text:span><text:line-break/>✅ como modelar dispatch table ideal para 68000<text:line-break/>✅ problemas específicos do bus 68000 (wait states, DTACK, etc)<text:line-break/>✅ limites de velocidade do Pico vs M68K</text:p>
      <text:p text:style-name="Text_20_body">Só falar 🙂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9:30:15.247963495</meta:creation-date>
    <dc:date>2026-02-18T20:27:49.712296788</dc:date>
    <meta:editing-duration>PT57M34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28" meta:paragraph-count="651" meta:word-count="3162" meta:character-count="17661" meta:non-whitespace-character-count="15054"/>
  </office:meta>
</office:document-meta>
</file>